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Roboto Mono" svg:font-family="'Roboto Mono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Roboto Mono1" svg:font-family="'Roboto Mon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>
      <style:paragraph-properties fo:margin-top="0.1665in" fo:margin-bottom="0.1665in" loext:contextual-spacing="false" fo:line-height="100%"/>
    </style:style>
    <style:style style:name="P7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8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9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10" style:family="paragraph" style:parent-style-name="Standard" style:list-style-name="WWNum3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11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12" style:family="paragraph" style:parent-style-name="Standard" style:list-style-name="WWNum4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13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14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9" style:family="paragraph" style:parent-style-name="Standard">
      <style:paragraph-properties fo:break-before="auto" fo:break-after="auto"/>
    </style:style>
    <style:style style:name="P20" style:family="paragraph" style:parent-style-name="Heading_20_1" style:list-style-name="WWNum2"/>
    <style:style style:name="P21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fo:color="#188038" style:font-name="Roboto Mono" fo:font-weight="bold" style:font-name-asian="Roboto Mono1" style:font-weight-asian="bold" style:font-name-complex="Roboto Mono1"/>
    </style:style>
    <style:style style:name="T10" style:family="text">
      <style:text-properties fo:color="#188038" style:font-name="Roboto Mono" style:font-name-asian="Roboto Mono1" style:font-name-complex="Roboto Mono1"/>
    </style:style>
    <style:style style:name="T11" style:family="text">
      <style:text-properties fo:font-weight="bold" style:font-weight-asian="bold"/>
    </style:style>
    <style:style style:name="T12" style:family="text">
      <style:text-properties fo:font-style="italic" style:font-style-asian="italic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bookmark text:name="_aczyuw2yex2w"/><text:span text:style-name="T1">Sistemas Informáticos</text:span><text:span text:style-name="T2"><text:line-break/></text:span><text:span text:style-name="T3">Unidad 05. Actividades no evaluables 02</text:span></text:p>
      <text:p text:style-name="P1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2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ores: Sergi García, Alfredo Oltra</text:span><draw:frame draw:style-name="fr3" draw:name="image4.png" text:anchor-type="char" svg:x="3.3646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Actualizado Septiembre 2025</text:span></text:p>
      <text:p text:style-name="P5"/>
      <text:p text:style-name="P4"><text:span text:style-name="T6">Unidad 05. Actividades no evaluables 02</text:span></text:p>
      <text:list xml:id="list2818924717" text:style-name="WWNum2">
        <text:list-item>
          <text:p text:style-name="P20"><text:bookmark text:name="_dbh0n1vac4c8"/>Ejercicio 01</text:p>
        </text:list-item>
      </text:list>
      <text:p text:style-name="P6">Investiga y publica/debate en el foro alguno de estos temas (recuerda, hay un punto extra si participas en el foro):</text:p>
      <text:list xml:id="list4003679158" text:style-name="WWNum3">
        <text:list-item>
          <text:p text:style-name="P7">¿Qué es el directorio <text:span text:style-name="T9">/dev</text:span> y cómo se monta una unidad?</text:p>
        </text:list-item>
        <text:list-item>
          <text:p text:style-name="P10">¿Qué es el archivo <text:span text:style-name="T9">/etc/fstab</text:span>?</text:p>
        </text:list-item>
        <text:list-item>
          <text:p text:style-name="P10">Diferencias entre <text:span text:style-name="T11">enlaces duros</text:span> y <text:span text:style-name="T11">enlaces simbólicos</text:span>.</text:p>
        </text:list-item>
        <text:list-item>
          <text:p text:style-name="P10">Ejemplos de archivos con el bit <text:span text:style-name="T11">SetUID</text:span> activado y por qué lo necesitan.</text:p>
        </text:list-item>
        <text:list-item>
          <text:p text:style-name="P10">Problemas de seguridad asociados al bit <text:span text:style-name="T11">SetUID</text:span>.</text:p>
        </text:list-item>
        <text:list-item>
          <text:p text:style-name="P10">Las ACL en Linux.</text:p>
        </text:list-item>
        <text:list-item>
          <text:p text:style-name="P10">Cualquier otro tema de Linux que consideres interesante o difícil.</text:p>
        </text:list-item>
      </text:list>
      <text:list xml:id="list3815205936352" text:continue-list="list2818924717" text:style-name="WWNum2">
        <text:list-item>
          <text:p text:style-name="P20"><text:bookmark text:name="_oikrabd5b2tk"/>Ejercicio 02</text:p>
        </text:list-item>
      </text:list>
      <text:p text:style-name="Standard">Realiza las siguientes acciones en la consola de Linux y escribe el comando utilizado para cada una:</text:p>
      <text:list xml:id="list976068733" text:style-name="WWNum1">
        <text:list-item>
          <text:p text:style-name="P8">Ve a tu directorio <text:span text:style-name="T11">home</text:span> (si tu usuario es alumno, este directorio sería /home/alumno).<text:line-break/></text:p>
        </text:list-item>
        <text:list-item>
          <text:p text:style-name="P11"><text:soft-page-break/>Crea el directorio <text:span text:style-name="T11">PRACTICA</text:span> en tu directorio <text:span text:style-name="T11">home</text:span>.<text:line-break/></text:p>
        </text:list-item>
        <text:list-item>
          <text:p text:style-name="P11">Cambia el directorio actual a <text:span text:style-name="T11">PRACTICA</text:span>.<text:line-break/></text:p>
        </text:list-item>
        <text:list-item>
          <text:p text:style-name="P11">Crea un subdirectorio <text:span text:style-name="T11">DATOS</text:span> dentro de <text:span text:style-name="T11">PRACTICA</text:span>.<text:line-break/></text:p>
        </text:list-item>
        <text:list-item>
          <text:p text:style-name="P11">Cambia el directorio actual a <text:span text:style-name="T11">DATOS</text:span>.<text:line-break/></text:p>
        </text:list-item>
        <text:list-item>
          <text:p text:style-name="P11"><text:span text:style-name="T12">(Fuera de la consola de Linux)</text:span> Crea un archivo <text:span text:style-name="T11">texto.txt</text:span> con tu nombre y apellidos en su interior.<text:line-break/></text:p>
        </text:list-item>
        <text:list-item>
          <text:p text:style-name="P11">Copia el archivo <text:span text:style-name="T11">texto.txt</text:span> a <text:span text:style-name="T11">texto.bak</text:span>.<text:line-break/></text:p>
        </text:list-item>
        <text:list-item>
          <text:p text:style-name="P11">Copia el archivo <text:span text:style-name="T11">texto.txt</text:span> a <text:span text:style-name="T11">texto.bas</text:span>.<text:line-break/></text:p>
        </text:list-item>
        <text:list-item>
          <text:p text:style-name="P11">Ejecuta el comando <text:span text:style-name="T11">ls</text:span> usando comodines para mostrar solo los archivos que empiecen por “TEX” y cuya extensión empiece con “ba” (primeras dos letras).<text:line-break/></text:p>
        </text:list-item>
        <text:list-item>
          <text:p text:style-name="P11">Crea el archivo <text:span text:style-name="T11">salida.txt</text:span> redirigiendo la salida del comando anterior.<text:line-break/></text:p>
        </text:list-item>
        <text:list-item>
          <text:p text:style-name="P11">Verifica el contenido de <text:span text:style-name="T11">salida.txt</text:span> usando el comando <text:span text:style-name="T11">cat</text:span>.<text:line-break/></text:p>
        </text:list-item>
        <text:list-item>
          <text:p text:style-name="P11">Renombra el archivo <text:span text:style-name="T11">salida.txt</text:span> a <text:span text:style-name="T11">salida.dat</text:span>.<text:line-break/></text:p>
        </text:list-item>
        <text:list-item>
          <text:p text:style-name="P13"><text:span text:style-name="T12">(Fuera de la consola de Linux)</text:span> Crea en tu home un archivo llamado <text:span text:style-name="T11">clasi.dat</text:span> con este contenido:<text:line-break/></text:p>
        </text:list-item>
      </text:list>
      <text:p text:style-name="Standard"><text:span text:style-name="T10">1 Valencia CF</text:span></text:p>
      <text:p text:style-name="Standard"><text:span text:style-name="T10">2 At. Madrid</text:span></text:p>
      <text:p text:style-name="Standard"><text:span text:style-name="T10">3 Villarreal CF</text:span></text:p>
      <text:p text:style-name="Standard"><text:span text:style-name="T10">4 FC Barcelona</text:span></text:p>
      <text:p text:style-name="Standard"><text:span text:style-name="T10">5 Real Madrid</text:span></text:p>
      <text:p text:style-name="Standard"/>
      <text:list xml:id="list801920162" text:style-name="WWNum4">
        <text:list-item>
          <text:p text:style-name="P9">Estando en <text:span text:style-name="T11">DATOS</text:span> como directorio actual, copia todo el contenido del directorio <text:span text:style-name="T11">PRACTICA</text:span> y sus subdirectorios a un nuevo directorio <text:span text:style-name="T11">DOCS</text:span> en la ruta raíz de tu home (<text:span text:style-name="T10">/home/tuusuario/DOCS</text:span>).<text:line-break/></text:p>
        </text:list-item>
        <text:list-item>
          <text:p text:style-name="P12">Cambia al directorio <text:span text:style-name="T11">/home/tuusuario/DOCS/DATOS</text:span> usando un único comando con ruta relativa.<text:line-break/></text:p>
        </text:list-item>
        <text:list-item>
          <text:p text:style-name="P12">Crea el archivo <text:span text:style-name="T11">clasi.org</text:span> como resultado de ordenar el archivo <text:span text:style-name="T11">clasi.dat</text:span> por la <text:span text:style-name="T11">segunda columna</text:span>.<text:line-break/></text:p>
        </text:list-item>
        <text:list-item>
          <text:p text:style-name="P14">Borra los directorios y archivos creados en un solo comando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Roboto Mono" svg:font-family="'Roboto Mono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Roboto Mono1" svg:font-family="'Roboto Mon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19" style:num-suffix="." style:num-format="1" text:start-value="1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<text:tab/><text:tab/>Unidad 05. Linux</text:span></text:p>
      </style:header>
      <style:footer>
        <text:p text:style-name="MP4"><text:span text:style-name="MT1">CFGS DAM/DAW<text:tab/><text:tab/>Unidad 05 - Page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2" meta:paragraph-count="40" meta:word-count="375" meta:character-count="2232" meta:non-whitespace-character-count="1904"/>
    <meta:generator>LibreOfficeDev/6.0.5.2$Linux_X86_64 LibreOffice_project/</meta:generator>
  </office:meta>
</office:document-meta>
</file>